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03.5pt" svg:height="255.09pt" svg:x="3135.23pt" svg:y="62.36pt">
            <loext:p draw:notify-on-update-of-ranges="Sheet1.A2:Sheet1.BZ2 Sheet1.A3:Sheet1.BZ3 Sheet1.A4:Sheet1.BZ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office:value-type="date" office:date-value="2021-04-16" calcext:value-type="date">
            <text:p>16/04/21</text:p>
          </table:table-cell>
          <table:table-cell table:style-name="ce1" office:value-type="date" office:date-value="2021-04-17" calcext:value-type="date">
            <text:p>17/04/21</text:p>
          </table:table-cell>
          <table:table-cell table:style-name="ce1" office:value-type="date" office:date-value="2021-04-18" calcext:value-type="date">
            <text:p>18/04/21</text:p>
          </table:table-cell>
          <table:table-cell table:style-name="ce1" office:value-type="date" office:date-value="2021-04-19" calcext:value-type="date">
            <text:p>19/04/21</text:p>
          </table:table-cell>
          <table:table-cell table:style-name="ce1" office:value-type="date" office:date-value="2021-04-20" calcext:value-type="date">
            <text:p>20/04/21</text:p>
          </table:table-cell>
          <table:table-cell table:style-name="ce1" office:value-type="date" office:date-value="2021-04-21" calcext:value-type="date">
            <text:p>21/04/21</text:p>
          </table:table-cell>
          <table:table-cell table:style-name="ce1" office:value-type="date" office:date-value="2021-04-22" calcext:value-type="date">
            <text:p>22/04/21</text:p>
          </table:table-cell>
          <table:table-cell table:style-name="ce1" office:value-type="date" office:date-value="2021-04-23" calcext:value-type="date">
            <text:p>23/04/21</text:p>
          </table:table-cell>
          <table:table-cell table:style-name="ce1" office:value-type="date" office:date-value="2021-04-24" calcext:value-type="date">
            <text:p>24/04/21</text:p>
          </table:table-cell>
          <table:table-cell table:style-name="ce1" office:value-type="date" office:date-value="2021-04-25" calcext:value-type="date">
            <text:p>25/04/21</text:p>
          </table:table-cell>
          <table:table-cell table:style-name="ce1" office:value-type="date" office:date-value="2021-04-26" calcext:value-type="date">
            <text:p>26/04/21</text:p>
          </table:table-cell>
          <table:table-cell table:style-name="ce1" office:value-type="date" office:date-value="2021-04-27" calcext:value-type="date">
            <text:p>27/04/21</text:p>
          </table:table-cell>
          <table:table-cell table:style-name="ce1" office:value-type="date" office:date-value="2021-04-28" calcext:value-type="date">
            <text:p>28/04/21</text:p>
          </table:table-cell>
          <table:table-cell table:style-name="ce1" office:value-type="date" office:date-value="2021-04-29" calcext:value-type="date">
            <text:p>29/04/21</text:p>
          </table:table-cell>
          <table:table-cell table:style-name="ce1" office:value-type="date" office:date-value="2021-04-30" calcext:value-type="date">
            <text:p>30/04/21</text:p>
          </table:table-cell>
          <table:table-cell table:style-name="ce1" office:value-type="date" office:date-value="2021-05-01" calcext:value-type="date">
            <text:p>01/05/21</text:p>
          </table:table-cell>
          <table:table-cell table:style-name="ce1" office:value-type="date" office:date-value="2021-05-02" calcext:value-type="date">
            <text:p>02/05/21</text:p>
          </table:table-cell>
          <table:table-cell table:style-name="ce1" office:value-type="date" office:date-value="2021-05-03" calcext:value-type="date">
            <text:p>03/05/21</text:p>
          </table:table-cell>
          <table:table-cell table:style-name="ce1" office:value-type="date" office:date-value="2021-05-04" calcext:value-type="date">
            <text:p>04/05/21</text:p>
          </table:table-cell>
          <table:table-cell table:style-name="ce1" office:value-type="date" office:date-value="2021-05-05" calcext:value-type="date">
            <text:p>05/05/21</text:p>
          </table:table-cell>
          <table:table-cell table:style-name="ce1" office:value-type="date" office:date-value="2021-05-06" calcext:value-type="date">
            <text:p>06/05/21</text:p>
          </table:table-cell>
          <table:table-cell table:style-name="ce1" office:value-type="date" office:date-value="2021-05-07" calcext:value-type="date">
            <text:p>07/05/21</text:p>
          </table:table-cell>
          <table:table-cell table:style-name="ce1" office:value-type="date" office:date-value="2021-05-08" calcext:value-type="date">
            <text:p>08/05/21</text:p>
          </table:table-cell>
          <table:table-cell table:style-name="ce1" office:value-type="date" office:date-value="2021-05-09" calcext:value-type="date">
            <text:p>09/05/21</text:p>
          </table:table-cell>
          <table:table-cell table:style-name="ce1" office:value-type="date" office:date-value="2021-05-10" calcext:value-type="date">
            <text:p>10/05/21</text:p>
          </table:table-cell>
          <table:table-cell table:style-name="ce1" office:value-type="date" office:date-value="2021-05-11" calcext:value-type="date">
            <text:p>11/05/21</text:p>
          </table:table-cell>
          <table:table-cell table:style-name="ce1" office:value-type="date" office:date-value="2021-05-12" calcext:value-type="date">
            <text:p>12/05/21</text:p>
          </table:table-cell>
          <table:table-cell table:style-name="ce1" office:value-type="date" office:date-value="2021-05-13" calcext:value-type="date">
            <text:p>13/05/21</text:p>
          </table:table-cell>
          <table:table-cell table:style-name="ce1" office:value-type="date" office:date-value="2021-05-14" calcext:value-type="date">
            <text:p>14/05/21</text:p>
          </table:table-cell>
          <table:table-cell table:style-name="ce1" office:value-type="date" office:date-value="2021-05-15" calcext:value-type="date">
            <text:p>15/05/21</text:p>
          </table:table-cell>
          <table:table-cell table:style-name="ce1" office:value-type="date" office:date-value="2021-05-16" calcext:value-type="date">
            <text:p>16/05/21</text:p>
          </table:table-cell>
          <table:table-cell table:style-name="ce1" office:value-type="date" office:date-value="2021-05-17" calcext:value-type="date">
            <text:p>17/05/21</text:p>
          </table:table-cell>
          <table:table-cell table:style-name="ce1" office:value-type="date" office:date-value="2021-05-18" calcext:value-type="date">
            <text:p>18/05/21</text:p>
          </table:table-cell>
          <table:table-cell table:style-name="ce1" office:value-type="date" office:date-value="2021-05-19" calcext:value-type="date">
            <text:p>19/05/21</text:p>
          </table:table-cell>
          <table:table-cell table:style-name="ce1" office:value-type="date" office:date-value="2021-05-20" calcext:value-type="date">
            <text:p>20/05/21</text:p>
          </table:table-cell>
          <table:table-cell table:style-name="ce1" office:value-type="date" office:date-value="2021-05-21" calcext:value-type="date">
            <text:p>21/05/21</text:p>
          </table:table-cell>
          <table:table-cell table:style-name="ce1" office:value-type="date" office:date-value="2021-05-22" calcext:value-type="date">
            <text:p>22/05/21</text:p>
          </table:table-cell>
          <table:table-cell table:style-name="ce1" office:value-type="date" office:date-value="2021-05-23" calcext:value-type="date">
            <text:p>23/05/21</text:p>
          </table:table-cell>
          <table:table-cell table:style-name="ce1" office:value-type="date" office:date-value="2021-05-24" calcext:value-type="date">
            <text:p>24/05/21</text:p>
          </table:table-cell>
          <table:table-cell table:style-name="ce1" office:value-type="date" office:date-value="2021-05-25" calcext:value-type="date">
            <text:p>25/05/21</text:p>
          </table:table-cell>
          <table:table-cell table:style-name="ce1" office:value-type="date" office:date-value="2021-05-26" calcext:value-type="date">
            <text:p>26/05/21</text:p>
          </table:table-cell>
          <table:table-cell table:style-name="ce1" office:value-type="date" office:date-value="2021-05-27" calcext:value-type="date">
            <text:p>27/05/21</text:p>
          </table:table-cell>
          <table:table-cell table:style-name="ce1" office:value-type="date" office:date-value="2021-05-28" calcext:value-type="date">
            <text:p>28/05/21</text:p>
          </table:table-cell>
          <table:table-cell table:style-name="ce1" table:number-columns-repeated="9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table:number-columns-repeated="4"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  <table:table-cell table:number-columns-repeated="4"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table:number-columns-repeated="96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number-columns-repeated="10"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table:number-columns-repeated="9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8">00/00/0000</text:date>, <text:time style:data-style-name="N2" text:time-value="12:08:17.557366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5-28T11:03:57.640428184</dc:date>
    <meta:editing-duration>P37DT21H8M8S</meta:editing-duration>
    <meta:editing-cycles>93</meta:editing-cycles>
    <meta:generator>LibreOffice/5.1.6.2$Linux_X86_64 LibreOffice_project/10m0$Build-2</meta:generator>
    <meta:document-statistic meta:table-count="1" meta:cell-count="1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19cm" svg:height="9cm" xlink:href=".." xlink:type="simple" chart:class="chart:line" chart:style-name="ch1">
        <chart:legend chart:legend-position="end" svg:x="21.279cm" svg:y="3.703cm" style:legend-expansion="high" chart:style-name="ch2"/>
        <chart:plot-area chart:style-name="ch3" table:cell-range-address="Sheet1.A2:Sheet1.BZ4" chart:data-source-has-labels="row" svg:x="0.496cm" svg:y="0.18cm" svg:width="20.287cm" svg:height="8.64cm">
          <chartooo:coordinate-region svg:x="1.303cm" svg:y="0.379cm" svg:width="19.48cm" svg:height="7.794cm"/>
          <chart:axis chart:dimension="x" chart:name="primary-x" chart:style-name="ch4" chartooo:axis-type="auto">
            <chartooo:date-scale/>
            <chart:categories table:cell-range-address="Sheet1.A2:Sheet1.B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BZ3" chart:class="chart:line">
            <chart:regression-curve chart:style-name="ch8">
              <chart:equation chart:display-equation="true" chart:display-r-square="false" svg:x="2.144cm" svg:y="1.46cm"/>
            </chart:regression-curve>
            <chart:data-point chart:repeated="78"/>
          </chart:series>
          <chart:series chart:style-name="ch9" chart:values-cell-range-address="Sheet1.A4:Sheet1.BZ4" chart:class="chart:line">
            <chart:data-point chart:repeated="7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8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B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float" office:value="44302">
                <text:p>44302</text:p>
              </table:table-cell>
              <table:table-cell office:value-type="float" office:value="44303">
                <text:p>44303</text:p>
              </table:table-cell>
              <table:table-cell office:value-type="float" office:value="44304">
                <text:p>44304</text:p>
              </table:table-cell>
              <table:table-cell office:value-type="float" office:value="44305">
                <text:p>44305</text:p>
              </table:table-cell>
              <table:table-cell office:value-type="float" office:value="44306">
                <text:p>44306</text:p>
              </table:table-cell>
              <table:table-cell office:value-type="float" office:value="44307">
                <text:p>44307</text:p>
              </table:table-cell>
              <table:table-cell office:value-type="float" office:value="44308">
                <text:p>44308</text:p>
              </table:table-cell>
              <table:table-cell office:value-type="float" office:value="44309">
                <text:p>44309</text:p>
              </table:table-cell>
              <table:table-cell office:value-type="float" office:value="44310">
                <text:p>44310</text:p>
              </table:table-cell>
              <table:table-cell office:value-type="float" office:value="44311">
                <text:p>44311</text:p>
              </table:table-cell>
              <table:table-cell office:value-type="float" office:value="44312">
                <text:p>44312</text:p>
              </table:table-cell>
              <table:table-cell office:value-type="float" office:value="44313">
                <text:p>44313</text:p>
              </table:table-cell>
              <table:table-cell office:value-type="float" office:value="44314">
                <text:p>44314</text:p>
              </table:table-cell>
              <table:table-cell office:value-type="float" office:value="44315">
                <text:p>44315</text:p>
              </table:table-cell>
              <table:table-cell office:value-type="float" office:value="44316">
                <text:p>44316</text:p>
              </table:table-cell>
              <table:table-cell office:value-type="float" office:value="44317">
                <text:p>44317</text:p>
              </table:table-cell>
              <table:table-cell office:value-type="float" office:value="44318">
                <text:p>44318</text:p>
              </table:table-cell>
              <table:table-cell office:value-type="float" office:value="44319">
                <text:p>44319</text:p>
              </table:table-cell>
              <table:table-cell office:value-type="float" office:value="44320">
                <text:p>44320</text:p>
              </table:table-cell>
              <table:table-cell office:value-type="float" office:value="44321">
                <text:p>44321</text:p>
              </table:table-cell>
              <table:table-cell office:value-type="float" office:value="44322">
                <text:p>44322</text:p>
              </table:table-cell>
              <table:table-cell office:value-type="float" office:value="44323">
                <text:p>44323</text:p>
              </table:table-cell>
              <table:table-cell office:value-type="float" office:value="44324">
                <text:p>44324</text:p>
              </table:table-cell>
              <table:table-cell office:value-type="float" office:value="44325">
                <text:p>44325</text:p>
              </table:table-cell>
              <table:table-cell office:value-type="float" office:value="44326">
                <text:p>44326</text:p>
              </table:table-cell>
              <table:table-cell office:value-type="float" office:value="44327">
                <text:p>44327</text:p>
              </table:table-cell>
              <table:table-cell office:value-type="float" office:value="44328">
                <text:p>44328</text:p>
              </table:table-cell>
              <table:table-cell office:value-type="float" office:value="44329">
                <text:p>44329</text:p>
              </table:table-cell>
              <table:table-cell office:value-type="float" office:value="44330">
                <text:p>44330</text:p>
              </table:table-cell>
              <table:table-cell office:value-type="float" office:value="44331">
                <text:p>44331</text:p>
              </table:table-cell>
              <table:table-cell office:value-type="float" office:value="44332">
                <text:p>44332</text:p>
              </table:table-cell>
              <table:table-cell office:value-type="float" office:value="44333">
                <text:p>44333</text:p>
              </table:table-cell>
              <table:table-cell office:value-type="float" office:value="44334">
                <text:p>44334</text:p>
              </table:table-cell>
              <table:table-cell office:value-type="float" office:value="44335">
                <text:p>44335</text:p>
              </table:table-cell>
              <table:table-cell office:value-type="float" office:value="44336">
                <text:p>44336</text:p>
              </table:table-cell>
              <table:table-cell office:value-type="float" office:value="44337">
                <text:p>44337</text:p>
              </table:table-cell>
              <table:table-cell office:value-type="float" office:value="44338">
                <text:p>44338</text:p>
              </table:table-cell>
              <table:table-cell office:value-type="float" office:value="44339">
                <text:p>44339</text:p>
              </table:table-cell>
              <table:table-cell office:value-type="float" office:value="44340">
                <text:p>44340</text:p>
              </table:table-cell>
              <table:table-cell office:value-type="float" office:value="44341">
                <text:p>44341</text:p>
              </table:table-cell>
              <table:table-cell office:value-type="float" office:value="44342">
                <text:p>44342</text:p>
              </table:table-cell>
              <table:table-cell office:value-type="float" office:value="44343">
                <text:p>44343</text:p>
              </table:table-cell>
              <table:table-cell office:value-type="float" office:value="44344">
                <text:p>44344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B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159">
                <text:p>159</text:p>
              </table:table-cell>
              <table:table-cell office:value-type="float" office:value="161">
                <text:p>161</text:p>
              </table:table-cell>
              <table:table-cell office:value-type="float" office:value="163">
                <text:p>163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73">
                <text:p>173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183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191">
                <text:p>191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4:Sheet1.BZ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